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3b0f" officeooo:paragraph-rsid="000a3b0f" style:font-weight-asian="bold" style:font-weight-complex="bold"/>
    </style:style>
    <style:style style:name="P2" style:family="paragraph" style:parent-style-name="Standard">
      <style:text-properties fo:font-weight="bold" officeooo:rsid="000b237a" officeooo:paragraph-rsid="000a3b0f" style:font-weight-asian="bold" style:font-weight-complex="bold"/>
    </style:style>
    <style:style style:name="P3" style:family="paragraph" style:parent-style-name="Standard">
      <style:text-properties fo:font-weight="normal" officeooo:rsid="000a3b0f" officeooo:paragraph-rsid="000a3b0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Name: <text:span text:style-name="T1">“Take a turn”</text:span></text:p>
      <text:p text:style-name="P1"/>
      <text:p text:style-name="P2">Scope:<text:span text:style-name="T1"> A java application that allows the user to play Robot Riochet against other users and computer players</text:span></text:p>
      <text:p text:style-name="P2"/>
      <text:p text:style-name="P2">Level: <text:span text:style-name="T1">user-goal</text:span></text:p>
      <text:p text:style-name="P2"/>
      <text:p text:style-name="P2">Primary Actor: <text:span text:style-name="T1">observer </text:span></text:p>
      <text:p text:style-name="P1"/>
      <text:p text:style-name="P1">Stakeholders and Interests:</text:p>
      <text:p text:style-name="P1"><text:tab/><text:span text:style-name="T1">-The user player should be presented with a clearly defined board and know what color robot piece belongs to them.</text:span></text:p>
      <text:p text:style-name="P1"/>
      <text:p text:style-name="P1">Preconditions:</text:p>
      <text:p text:style-name="P3"><text:tab/>-The board should be set up in a random configuration of 4 sections, 4 robot pieces and target squares all distributed randomly. Each of the robot pieces should be placed on the board such that they do not start on a target square.</text:p>
      <text:p text:style-name="P1"/>
      <text:p text:style-name="P1">Success Gurantee:</text:p>
      <text:p text:style-name="P1"><text:tab/><text:span text:style-name="T1">-At the start, each player (either user or computer) should be told which robot piece belongs to them.</text:span></text:p>
      <text:p text:style-name="P1">Main Success Scenario:</text:p>
      <text:p text:style-name="P1"><text:tab/><text:span text:style-name="T1">1. Randomly selected player 1 starts to play by selecting by randomly selecting a new target square</text:span></text:p>
      <text:p text:style-name="P1"><text:span text:style-name="T1"><text:tab/>2. Play whose turn it is decides on the path of shortest distance between their robot pieces starting point and the target square.</text:span></text:p>
      <text:p text:style-name="P1"><text:span text:style-name="T1"><text:tab/>3. Step 2 is repeated for each player. </text:span></text:p>
      <text:p text:style-name="P1"><text:span text:style-name="T1"><text:tab/>4. Once every player has chosen a path, the winner is decided based on whichever player chose the shortest path to the target square.</text:span></text:p>
      <text:p text:style-name="P1"><text:span text:style-name="T1"><text:tab/>5. The winner is awarded the target square.</text:span></text:p>
      <text:p text:style-name="P1"><text:span text:style-name="T1"><text:tab/>6. Repeat step 1-5 until all target squares have been reached. </text:span></text:p>
      <text:p text:style-name="P1"/>
      <text:p text:style-name="P1">Extensions:</text:p>
      <text:p text:style-name="P1"/>
      <text:p text:style-name="P1">Special Requirements:</text:p>
      <text:p text:style-name="P1"><text:tab/>-<text:span text:style-name="T1">The game should give a hint of where to first move the robot piece. This can be enabled/disabled by the user. </text:span></text:p>
      <text:p text:style-name="P1"><text:span text:style-name="T1"><text:tab/>-The user should be able to save a game and return to it later to complete it. </text:span></text:p>
      <text:p text:style-name="P1"/>
      <text:p text:style-name="P1">Technology and Data Variations List:</text:p>
      <text:p text:style-name="P1"/>
      <text:p text:style-name="P1">Frequency of Occurence:</text:p>
      <text:p text:style-name="P1"/>
      <text:p text:style-name="P1">Misceallaenou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8:43:37.530326879</meta:creation-date>
    <dc:date>2020-02-10T18:59:11.005145225</dc:date>
    <meta:editing-duration>PT5M23S</meta:editing-duration>
    <meta:editing-cycles>1</meta:editing-cycles>
    <meta:document-statistic meta:table-count="0" meta:image-count="0" meta:object-count="0" meta:page-count="1" meta:paragraph-count="24" meta:word-count="260" meta:character-count="1519" meta:non-whitespace-character-count="1266"/>
    <meta:generator>LibreOffice/6.0.7.3$Linux_X86_64 LibreOffice_project/00m0$Build-3</meta:generator>
  </office:meta>
</office:document-meta>
</file>